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b2d3" officeooo:paragraph-rsid="0003b2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09:59:32.276356893</meta:creation-date>
    <dc:date>2023-03-08T09:59:43.327211573</dc:date>
    <meta:editing-duration>PT1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